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3000002C38B8E3A4D311F7242.png" manifest:media-type="image/png"/>
  <manifest:file-entry manifest:full-path="Pictures/10003AD3000069D5000069D522D7FBE4D714BD52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bf819e"/>
      <style:paragraph-properties style:page-number="auto" fo:background-color="#bf819e"/>
      <style:text-properties fo:font-size="24pt" officeooo:rsid="001f6ea3" style:font-size-asian="24pt" style:font-size-complex="24pt"/>
    </style:style>
    <style:style style:name="P2" style:family="paragraph" style:parent-style-name="Standard">
      <style:text-properties officeooo:rsid="002147df" officeooo:paragraph-rsid="00214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bf819e"/>
      <style:paragraph-properties style:page-number="auto" fo:background-color="#bf819e"/>
      <style:text-properties fo:font-size="24pt" officeooo:rsid="001f6ea3" style:font-size-asian="24pt" style:font-size-complex="2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1.356cm" svg:y="0.351cm" svg:width="4.322cm" svg:height="4.237cm" draw:z-index="0"><draw:image xlink:href="Pictures/10003AD3000069D5000069D522D7FBE4D714BD52.svg" xlink:type="simple" xlink:show="embed" xlink:actuate="onLoad" draw:mime-type="image/svg+xml"/><draw:image xlink:href="Pictures/10000201000002C3000002C38B8E3A4D311F7242.png" xlink:type="simple" xlink:show="embed" xlink:actuate="onLoad" draw:mime-type="image/png"/></draw:frame><text:s text:c="6"/>Some text, all on one line.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4:13:44.967750944</meta:creation-date>
    <dc:date>2021-08-02T14:23:22.283227562</dc:date>
    <meta:editing-duration>PT6M30S</meta:editing-duration>
    <meta:editing-cycles>6</meta:editing-cycles>
    <meta:generator>LibreOffice/7.1.5.2$Linux_X86_64 LibreOffice_project/10$Build-2</meta:generator>
    <meta:document-statistic meta:table-count="0" meta:image-count="1" meta:object-count="0" meta:page-count="1" meta:paragraph-count="1" meta:word-count="6" meta:character-count="33" meta:non-whitespace-character-count="22"/>
  </office:meta>
</office:document-meta>
</file>